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Item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skip( long skipNu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azyItemIterator.LazyItemIterator( ItemManager itemMgr , List i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zyItemIterator.LazyItemIterator( ItemManager itemMgr , List idList , NodeId 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Item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nex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ItemIterator.prefetch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